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529cm" svg:y1="0.598cm" svg:x2="2.799cm" svg:y2="0.598cm">
          <text:p/>
        </draw:line>
        <draw:line draw:style-name="gr1" draw:text-style-name="P1" draw:layer="layout" svg:x1="4.404cm" svg:y1="0.598cm" svg:x2="4.394cm" svg:y2="3.32cm">
          <text:p/>
        </draw:line>
        <draw:line draw:style-name="gr1" draw:text-style-name="P1" draw:layer="layout" svg:x1="1.966cm" svg:y1="2.914cm" svg:x2="1.966cm" svg:y2="1.197cm">
          <text:p/>
        </draw:line>
        <draw:line draw:style-name="gr1" draw:text-style-name="P1" draw:layer="layout" svg:x1="1.001cm" svg:y1="0.801cm" svg:x2="1.001cm" svg:y2="3.534cm">
          <text:p/>
        </draw:line>
        <draw:line draw:style-name="gr1" draw:text-style-name="P1" draw:layer="layout" svg:x1="1.001cm" svg:y1="0.801cm" svg:x2="2.271cm" svg:y2="0.801cm">
          <text:p/>
        </draw:line>
        <draw:line draw:style-name="gr1" draw:text-style-name="P1" draw:layer="layout" svg:x1="1.437cm" svg:y1="1.197cm" svg:x2="1.437cm" svg:y2="3.117cm">
          <text:p/>
        </draw:line>
        <draw:line draw:style-name="gr1" draw:text-style-name="P1" draw:layer="layout" svg:x1="3.469cm" svg:y1="1.21cm" svg:x2="3.459cm" svg:y2="3.107cm">
          <text:p/>
        </draw:line>
        <draw:line draw:style-name="gr1" draw:text-style-name="P1" draw:layer="layout" svg:x1="3.876cm" svg:y1="0.801cm" svg:x2="3.866cm" svg:y2="3.524cm">
          <text:p/>
        </draw:line>
        <draw:line draw:style-name="gr1" draw:text-style-name="P1" draw:layer="layout" svg:x1="2.271cm" svg:y1="0.801cm" svg:x2="2.799cm" svg:y2="0.598cm">
          <text:p/>
        </draw:line>
        <draw:line draw:style-name="gr1" draw:text-style-name="P1" draw:layer="layout" svg:x1="2.646cm" svg:y1="1.207cm" svg:x2="3.469cm" svg:y2="1.207cm">
          <text:p/>
        </draw:line>
        <draw:line draw:style-name="gr1" draw:text-style-name="P1" draw:layer="layout" svg:x1="1cm" svg:y1="3.534cm" svg:x2="3.866cm" svg:y2="3.524cm">
          <text:p/>
        </draw:line>
        <draw:line draw:style-name="gr1" draw:text-style-name="P1" draw:layer="layout" svg:x1="1.437cm" svg:y1="1.197cm" svg:x2="2.271cm" svg:y2="1.197cm">
          <text:p/>
        </draw:line>
        <draw:line draw:style-name="gr1" draw:text-style-name="P1" draw:layer="layout" svg:x1="2.271cm" svg:y1="0.801cm" svg:x2="2.271cm" svg:y2="1.197cm">
          <text:p/>
        </draw:line>
        <draw:line draw:style-name="gr1" draw:text-style-name="P1" draw:layer="layout" svg:x1="2.799cm" svg:y1="0.598cm" svg:x2="2.799cm" svg:y2="0.74cm">
          <text:p/>
        </draw:line>
        <draw:line draw:style-name="gr1" draw:text-style-name="P1" draw:layer="layout" svg:x1="2.271cm" svg:y1="1.197cm" svg:x2="2.646cm" svg:y2="1.055cm">
          <text:p/>
        </draw:line>
        <draw:line draw:style-name="gr1" draw:text-style-name="P1" draw:layer="layout" svg:x1="2.646cm" svg:y1="0.801cm" svg:x2="3.876cm" svg:y2="0.801cm">
          <text:p/>
        </draw:line>
        <draw:line draw:style-name="gr1" draw:text-style-name="P1" draw:layer="layout" svg:x1="2.646cm" svg:y1="0.801cm" svg:x2="2.646cm" svg:y2="1.207cm">
          <text:p/>
        </draw:line>
        <draw:line draw:style-name="gr1" draw:text-style-name="P1" draw:layer="layout" svg:x1="2.647cm" svg:y1="0.801cm" svg:x2="3.175cm" svg:y2="0.598cm">
          <text:p/>
        </draw:line>
        <draw:line draw:style-name="gr1" draw:text-style-name="P1" draw:layer="layout" svg:x1="3.174cm" svg:y1="0.598cm" svg:x2="4.404cm" svg:y2="0.598cm">
          <text:p/>
        </draw:line>
        <draw:line draw:style-name="gr1" draw:text-style-name="P1" draw:layer="layout" svg:x1="3.876cm" svg:y1="0.801cm" svg:x2="4.404cm" svg:y2="0.598cm">
          <text:p/>
        </draw:line>
        <draw:line draw:style-name="gr1" draw:text-style-name="P1" draw:layer="layout" svg:x1="3.866cm" svg:y1="3.523cm" svg:x2="4.394cm" svg:y2="3.32cm">
          <text:p/>
        </draw:line>
        <draw:line draw:style-name="gr1" draw:text-style-name="P1" draw:layer="layout" svg:x1="1.437cm" svg:y1="3.117cm" svg:x2="3.459cm" svg:y2="3.107cm">
          <text:p/>
        </draw:line>
        <draw:line draw:style-name="gr1" draw:text-style-name="P1" draw:layer="layout" svg:x1="1.966cm" svg:y1="2.914cm" svg:x2="3.459cm" svg:y2="2.904cm">
          <text:p/>
        </draw:line>
        <draw:line draw:style-name="gr1" draw:text-style-name="P1" draw:layer="layout" svg:x1="1.437cm" svg:y1="3.117cm" svg:x2="1.965cm" svg:y2="2.914cm">
          <text:p/>
        </draw:line>
        <draw:line draw:style-name="gr1" draw:text-style-name="P1" draw:layer="layout" svg:x1="1.001cm" svg:y1="0.801cm" svg:x2="1.529cm" svg:y2="0.598cm">
          <text:p/>
        </draw:line>
        <draw:line draw:style-name="gr1" draw:text-style-name="P1" draw:layer="layout" svg:x1="1.437cm" svg:y1="1.197cm" svg:x2="1.437cm" svg:y2="3.117cm">
          <text:p/>
        </draw:line>
        <draw:path draw:style-name="gr2" draw:text-style-name="P1" draw:layer="layout" svg:width="1.917cm" svg:height="0.361cm" draw:transform="skewX (-0.359188760060365) rotate (0.0844739357965096) translate (0.232965969639867cm 1.5406204045419cm)" svg:viewBox="0 0 1918 362" svg:d="m0 3110c44-1 82 8 125 12 48 5 98 12 147 18 45 6 93 10 140 14 43 4 88 8 133 12 48 4 99 9 150 13 44 4 88 8 134 12 47 4 96 8 144 13 53 4 106 9 158 13 50 5 101 11 152 15s99 15 150 21c47 5 89 18 136 24 44 6 87 17 132 24s87 16 132 24c39 7 82 21 85 45 3 23-33 38-54 54-26 22-81 34-131 37-55 4-104 15-159 9v0">
          <text:p/>
        </draw:path>
        <draw:path draw:style-name="gr2" draw:text-style-name="P1" draw:layer="layout" svg:width="-1.293cm" svg:height="-0.351cm" svg:x="2.15cm" svg:y="2.111cm" svg:viewBox="0 0 -1294 -352" svg:d="m1148-3870c45-8 102 15 134-25 43-55-43-105-81-125-44-23-91-36-138-37-41-1-81-5-123-5-43 0-87 4-130 12-47 8-94 1-142 10-42 8-88-2-131 5-41 6-84 6-126 10-50 5-103 1-154 0-46-1-92 3-139-5-39-6-118 20-118-62 0-72 66-96 110-120h41l32-10">
          <text:p/>
        </draw:path>
        <draw:path draw:style-name="gr2" draw:text-style-name="P1" draw:layer="layout" svg:width="-1.293cm" svg:height="-0.351cm" svg:x="2.149cm" svg:y="2.498cm" svg:viewBox="0 0 -1294 -352" svg:d="m1148-4644c45-8 102 15 134-25 43-55-43-105-81-125-44-23-91-36-138-37-41-1-81-5-123-5-43 0-87 4-130 12-47 8-94 1-142 10-42 8-88-2-131 5-41 6-84 6-126 10-50 5-103 1-154 0-46-1-92 3-139-5-39-6-118 20-118-62 0-72 66-96 110-120h41l32-10">
          <text:p/>
        </draw:path>
        <draw:path draw:style-name="gr2" draw:text-style-name="P1" draw:layer="layout" svg:width="0.771cm" svg:height="0.099cm" draw:transform="rotate (-3.03390583874117) translate (1.002cm 2.504cm)" svg:viewBox="0 0 772 100" svg:d="m0-5194c45 0 91 2 135 2 55 0 108 9 162 14 51 4 102 9 150 16 45 7 89 19 132 26 42 7 82 24 123 34l41 4 29 3">
          <text:p/>
        </draw:path>
        <draw:path draw:style-name="gr2" draw:text-style-name="P1" draw:layer="layout" svg:width="2.137cm" svg:height="0.224cm" draw:transform="skewX (-0.0507890812330254) rotate (-3.03844369479754) translate (5.42267360181122cm 1.35190152462938cm)" svg:viewBox="0 0 2138 225" svg:d="m0-3691c48 1 96 8 143 2 45-6 90-3 135-4 48-1 98 6 146 9 83 4 164 16 247 15 51 0 104 11 153 16 48 5 95 10 141 15 49 5 98 10 146 12 53 2 106 10 158 13 49 3 100 11 148 15 51 5 102 8 151 6 55-1 110 5 164 3 48-2 98 1 146 2 46 1 94-3 139 4 58 10 114-22 120-62 8-47-58-75-94-108l-45-28-38-21-7-4">
          <text:p/>
        </draw:path>
        <draw:path draw:style-name="gr2" draw:text-style-name="P1" draw:layer="layout" svg:width="1.274cm" svg:height="0.369cm" svg:x="3.354cm" svg:y="1.573cm" svg:viewBox="0 0 1275 370" svg:d="m1058 1c45-5 89 5 131 13 47 9 90 38 85 67-5 28-57 46-94 63-39 18-89 30-138 37-43 7-90 9-134 11-45 2-91 8-135 11-46 3-93 5-138 11-46 7-96 7-143 11-53 4-107 7-158 12-45 5-91 10-135 16-49 6-95 17-142 26-45 9-75 36-45 57l41 23 53 9 12 2">
          <text:p/>
        </draw:path>
        <draw:path draw:style-name="gr2" draw:text-style-name="P1" draw:layer="layout" svg:width="0.964cm" svg:height="-0.001cm" draw:transform="skewX (1.55334303427466) rotate (3.1415926535892) translate (5.37500000000001cm 2.355cm)" svg:viewBox="0 0 965 0" svg:d="m965-4710c-46 0-94 0-142 0-43 0-87 0-129 0-45 0-92 0-136 0-55 0-108 0-163 0-44 0-88 0-133 0-47 0-97 0-146 0h-45-41-30">
          <text:p/>
        </draw:path>
        <draw:path draw:style-name="gr2" draw:text-style-name="P1" draw:layer="layout" svg:width="1.274cm" svg:height="0.369cm" svg:x="3.337cm" svg:y="1.959cm" svg:viewBox="0 0 1275 370" svg:d="m1058 1c45-5 89 5 131 13 47 9 90 38 85 67-5 28-57 46-94 63-39 18-89 30-138 37-43 7-90 9-134 11-45 2-91 8-135 11-46 3-93 5-138 11-46 7-96 7-143 11-53 4-107 7-158 12-45 5-91 10-135 16-49 6-95 17-142 26-45 9-75 36-45 57l41 23 53 9 12 2">
          <text:p/>
        </draw:path>
        <draw:line draw:style-name="gr3" draw:text-style-name="P1" draw:layer="layout" svg:x1="0.259cm" svg:y1="1.39cm" svg:x2="0.919cm" svg:y2="1.39cm">
          <text:p/>
        </draw:line>
        <draw:line draw:style-name="gr3" draw:text-style-name="P1" draw:layer="layout" svg:x1="5.213cm" svg:y1="1.157cm" svg:x2="4.553cm" svg:y2="1.157cm">
          <text:p/>
        </draw:line>
        <draw:frame draw:style-name="gr4" draw:layer="layout" svg:width="0.473cm" svg:height="0.529cm" svg:x="0.269cm" svg:y="0.8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81cm" svg:height="0.529cm" svg:x="4.695cm" svg:y="0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384cm" svg:height="0.529cm" svg:x="5.703cm" svg:y="0.2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493cm" svg:height="0.529cm" svg:x="2.88cm" svg:y="-0.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02cm" svg:height="0.469cm" svg:x="3.87cm" svg:y="2.8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426cm" svg:height="0.469cm" svg:x="3.495cm" svg:y="2.5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3.12cm" svg:y1="2.701cm" svg:x2="3.435cm" svg:y2="2.711cm">
          <text:p/>
        </draw:line>
        <draw:line draw:style-name="gr3" draw:text-style-name="P1" draw:layer="layout" svg:x1="4.319cm" svg:y1="2.691cm" svg:x2="3.882cm" svg:y2="2.691cm">
          <text:p/>
        </draw:line>
        <draw:line draw:style-name="gr3" draw:text-style-name="P1" draw:layer="layout" svg:x1="4.765cm" svg:y1="2.824cm" svg:x2="4.41cm" svg:y2="2.975cm">
          <text:p/>
        </draw:line>
        <draw:line draw:style-name="gr3" draw:text-style-name="P1" draw:layer="layout" svg:x1="3.464cm" svg:y1="3.413cm" svg:x2="3.902cm" svg:y2="3.209cm">
          <text:p/>
        </draw:line>
        <draw:line draw:style-name="gr3" draw:text-style-name="P1" draw:layer="layout" svg:x1="2.56cm" svg:y1="0.436cm" svg:x2="2.895cm" svg:y2="0.436cm">
          <text:p/>
        </draw:line>
        <draw:line draw:style-name="gr3" draw:text-style-name="P1" draw:layer="layout" svg:x1="3.619cm" svg:y1="0.463cm" svg:x2="3.284cm" svg:y2="0.463cm">
          <text:p/>
        </draw:line>
        <draw:path draw:style-name="gr5" draw:text-style-name="P1" draw:layer="layout" svg:width="2.477cm" svg:height="2.381cm" draw:transform="rotate (-3.1415926535892) translate (3.67235312819897cm 3.35683829096556cm)" svg:viewBox="0 0 2478 2382" svg:d="m1396-4347c79 3 160-10 235 7 82 19 163-16 242 0 84 17 166 1 249 0s177 11 242-45c66-57 74-158 76-242 2-80 23-111 13-213s7-189 9-271c2-81 8-160 8-242 0-81-5-160-8-242-3-83 16-177 12-261-4-80-5-141 0-223 5-83 5-174-4-256-9-79 15-163-30-235-49-79-148-102-235-113s-163-17-250-26c-91-9-174 4-254 0-79-8-169 1-252-4s-192 14-276 14c-81 0-123-19-203-10s-172 6-254 11c-80 5-162 6-242 15-82 9-167 3-249 7-75 4-205 5-204 114 1 83-20 156-16 242 4 83 9 161 0 242-9 82-5 167 0 249 5 83-11 168 0 250 12 86 2 166 0 249-2 84 14 163 10 246-4 79-3 176 0 254 3 80-18 167 0 244 18 78-12 214 122 244 90 20 96-15 183 0 79 14 151 0 230-5 82-5 161 10 242 7 80-3 158 12 242 0 83-12 166-15 249-7l76 7 83-7h7">
          <text:p/>
        </draw:path>
        <draw:line draw:style-name="gr3" draw:text-style-name="P1" draw:layer="layout" svg:x1="1.574cm" svg:y1="0.985cm" svg:x2="1.879cm" svg:y2="0.985cm">
          <text:p/>
        </draw:line>
        <draw:line draw:style-name="gr3" draw:text-style-name="P1" draw:layer="layout" svg:x1="2.86cm" svg:y1="0.985cm" svg:x2="3.165cm" svg:y2="0.985cm">
          <text:p/>
        </draw:line>
        <draw:line draw:style-name="gr3" draw:text-style-name="P1" draw:layer="layout" svg:x1="2.64cm" svg:y1="3.352cm" svg:x2="2.335cm" svg:y2="3.352cm">
          <text:p/>
        </draw:line>
        <draw:frame draw:style-name="gr4" draw:layer="layout" svg:width="0.57cm" svg:height="0.529cm" svg:x="0.263cm" svg:y="1.71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578cm" svg:height="0.529cm" svg:x="4.816cm" svg:y="1.52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71cm" svg:height="0.529cm" svg:x="2.032cm" svg:y="1.8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71cm" svg:height="0.529cm" svg:x="2.753cm" svg:y="1.6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1.785cm" svg:height="0.529cm" svg:x="5.974cm" svg:y="0.91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1.811cm" svg:height="0.529cm" svg:x="5.971cm" svg:y="1.52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2.982cm" svg:height="1.122cm" svg:x="5.74cm" svg:y="2.225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5-03T12:39:03</dc:date>
    <dc:creator>khalid khan</dc:creator>
    <meta:editing-duration>PT02H00M44S</meta:editing-duration>
    <meta:editing-cycles>15</meta:editing-cycles>
    <meta:generator>OpenOffice.org/3.1$Linux OpenOffice.org_project/310m19$Build-9420</meta:generator>
    <meta:document-statistic meta:object-count="5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n>1</math:mn>
        </math:msub>
        <math:mo math:stretchy="false">=</math:mo>
        <math:msub>
          <math:mi>N</math:mi>
          <math:mn>1</math:mn>
        </math:msub>
      </math:mrow>
      <math:mo math:stretchy="false">φ</math:mo>
    </math:mrow>
    <math:annotation math:encoding="StarMath 5.0">%lambda_1 = N_1 %ph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n>2</math:mn>
        </math:msub>
        <math:mo math:stretchy="false">=</math:mo>
        <math:msub>
          <math:mi>N</math:mi>
          <math:mn>2</math:mn>
        </math:msub>
      </math:mrow>
      <math:mo math:stretchy="false">φ</math:mo>
    </math:mrow>
    <math:annotation math:encoding="StarMath 5.0">%lambda_2 = N_2 %ph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φ</math:mo>
      <math:mo math:stretchy="false">=</math:mo>
      <math:mfrac>
        <math:mrow>
          <math:msub>
            <math:mi>N</math:mi>
            <math:mn>1</math:mn>
          </math:msub>
          <math:mrow>
            <math:msub>
              <math:mi>i</math:mi>
              <math:mn>1</math:mn>
            </math:msub>
            <math:mo math:stretchy="false">+</math:mo>
            <math:msub>
              <math:mi>N</math:mi>
              <math:mn>2</math:mn>
            </math:msub>
          </math:mrow>
          <math:msub>
            <math:mi>i</math:mi>
            <math:mn>2</math:mn>
          </math:msub>
        </math:mrow>
        <math:mrow>
          <math:msub>
            <math:mo math:stretchy="false">ℜ</math:mo>
            <math:mi>c</math:mi>
          </math:msub>
          <math:mo math:stretchy="false">+</math:mo>
          <math:msub>
            <math:mo math:stretchy="false">ℜ</math:mo>
            <math:mi>a</math:mi>
          </math:msub>
        </math:mrow>
      </math:mfrac>
    </math:mrow>
    <math:annotation math:encoding="StarMath 5.0">%phi = {N_1 i_1 + N_2 i_2} over {re_c + re_a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A</math:mi>
            <math:mi>a</math:mi>
          </math:msub>
          <math:mo math:stretchy="false">=</math:mo>
          <math:msub>
            <math:mi>A</math:mi>
            <math:mi>c</math:mi>
          </math:msub>
        </math:mrow>
        <math:mo math:stretchy="false">=</math:mo>
        <math:mi>w</math:mi>
      </math:mrow>
      <math:mi>b</math:mi>
    </math:mrow>
    <math:annotation math:encoding="StarMath 5.0">A_a=A_c=w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l</math:mi>
      <math:mi>a</math:mi>
    </math:msub>
    <math:annotation math:encoding="StarMath 5.0">l_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1</math:mn>
    </math:msub>
    <math:annotation math:encoding="StarMath 5.0">%lambda_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2</math:mn>
    </math:msub>
    <math:annotation math:encoding="StarMath 5.0">%lambda_2</math:annotation>
  </math:semantics>
</math:math>
</file>